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2.43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cm" fo:min-width="0.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57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55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29cm"/>
    </style:style>
    <style:style style:name="gr12" style:family="graphic" style:parent-style-name="objectwithoutfill">
      <style:graphic-properties draw:marker-end="Small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0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19.43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5cm" fo:min-width="0.3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59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0.29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05cm" fo:min-width="0.3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20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Courier New" fo:font-size="14pt"/>
    </style:style>
    <style:style style:name="P5" style:family="paragraph">
      <loext:graphic-properties draw:fill="solid" draw:fill-color="#ffffff"/>
      <style:paragraph-properties fo:text-align="center"/>
      <style:text-properties style:font-name="Courier New" fo:font-size="14pt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2pt"/>
    </style:style>
    <style:style style:name="P7" style:family="paragraph">
      <loext:graphic-properties draw:fill-color="#ffffff"/>
    </style:style>
    <style:style style:name="T1" style:family="text">
      <style:text-properties style:font-name="Courier New" fo:font-size="20pt" fo:font-weight="bold"/>
    </style:style>
    <style:style style:name="T2" style:family="text">
      <style:text-properties style:font-name="Courier New" fo:font-size="14pt"/>
    </style:style>
    <style:style style:name="T3" style:family="text">
      <style:text-properties style:font-name="Courier New" fo:font-size="14pt" fo:language="en" fo:country="US"/>
    </style:style>
    <style:style style:name="T4" style:family="text">
      <style:text-properties style:font-name="Courier New" fo:font-size="12pt"/>
    </style:style>
    <style:style style:name="T5" style:family="text">
      <style:text-properties style:font-name="Courier New" fo:font-size="1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2.939cm" svg:height="1.051cm" svg:x="2.665cm" svg:y="0.538cm">
          <draw:text-box>
            <text:p text:style-name="P1"><text:span text:style-name="T1">Диаграмма отправки пакета сообщений из 1С в RabbitMQ </text:span></text:p>
          </draw:text-box>
        </draw:frame>
        <draw:connector draw:style-name="gr2" draw:text-style-name="P3" draw:layer="layout" draw:type="line" svg:x1="5.7cm" svg:y1="3.3cm" svg:x2="5.7cm" svg:y2="18.9cm" draw:start-shape="id1" draw:start-glue-point="2" draw:end-shape="id2" draw:end-glue-point="0" svg:d="M5700 3300v15600" svg:viewBox="0 0 1 15601">
          <text:p/>
        </draw:connector>
        <draw:custom-shape draw:style-name="gr3" draw:text-style-name="P4" xml:id="id1" draw:id="id1" draw:layer="layout" svg:width="3cm" svg:height="1.2cm" svg:x="4.2cm" svg:y="2.1cm">
          <text:p text:style-name="P1"><text:span text:style-name="T2">DaJ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1.2cm" svg:x="10.9cm" svg:y="2.1cm">
          <text:p text:style-name="P1"><text:span text:style-name="T2">1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cm" svg:height="1.2cm" svg:x="15.6cm" svg:y="2.1cm">
          <text:p text:style-name="P1"><text:span text:style-name="T3">Track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4cm" svg:y1="3.3cm" svg:x2="12.4cm" svg:y2="19cm" draw:start-shape="id3" draw:start-glue-point="2" draw:end-shape="id4" draw:end-glue-point="0" svg:d="M12400 3300v15700" svg:viewBox="0 0 1 15701">
          <text:p/>
        </draw:connector>
        <draw:connector draw:style-name="gr2" draw:text-style-name="P3" draw:layer="layout" draw:type="line" svg:x1="17.1cm" svg:y1="3.3cm" svg:x2="17.1cm" svg:y2="19cm" draw:start-shape="id5" draw:start-glue-point="2" draw:end-shape="id6" draw:end-glue-point="0" svg:d="M17100 3300v15700" svg:viewBox="0 0 1 15701">
          <text:p/>
        </draw:connector>
        <draw:custom-shape draw:style-name="gr3" draw:text-style-name="P4" xml:id="id2" draw:id="id2" draw:layer="layout" svg:width="3cm" svg:height="1.2cm" svg:x="4.2cm" svg:y="18.9cm">
          <text:p text:style-name="P1"><text:span text:style-name="T2">DaJ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cm" svg:height="1.2cm" svg:x="10.9cm" svg:y="19cm">
          <text:p text:style-name="P1"><text:span text:style-name="T2">1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cm" svg:height="1.2cm" svg:x="15.6cm" svg:y="19cm">
          <text:p text:style-name="P1"><text:span text:style-name="T3">Tra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4.8cm" svg:x="5.3cm" svg:y="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cm" svg:height="1.4cm" svg:x="12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074cm" svg:height="0.729cm" svg:x="6.3cm" svg:y="5.038cm">
          <draw:text-box>
            <text:p text:style-name="P1"><text:span text:style-name="T4">SELECT </text:span><text:span text:style-name="T5">1000</text:span><text:span text:style-name="T4"> DELETE</text:span></text:p>
          </draw:text-box>
        </draw:frame>
        <draw:line draw:style-name="gr7" draw:text-style-name="P3" draw:layer="layout" svg:x1="6.1cm" svg:y1="5.7cm" svg:x2="12cm" svg:y2="5.7cm">
          <text:p/>
        </draw:line>
        <draw:line draw:style-name="gr8" draw:text-style-name="P3" draw:layer="layout" svg:x1="12cm" svg:y1="6.7cm" svg:x2="6.1cm" svg:y2="6.7cm">
          <text:p/>
        </draw:line>
        <draw:custom-shape draw:style-name="gr9" draw:text-style-name="P5" draw:layer="layout" svg:width="0.8cm" svg:height="0.9cm" svg:x="16.7cm" svg:y="7.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1cm" svg:y1="8cm" svg:x2="16.7cm" svg:y2="8cm">
          <text:p/>
        </draw:line>
        <draw:frame draw:style-name="gr10" draw:text-style-name="P6" draw:layer="layout" svg:width="4.058cm" svg:height="0.729cm" svg:x="6.3cm" svg:y="7.339cm">
          <draw:text-box>
            <text:p text:style-name="P1"><text:span text:style-name="T5">Track(message)</text:span></text:p>
          </draw:text-box>
        </draw:frame>
        <draw:custom-shape draw:style-name="gr3" draw:text-style-name="P4" xml:id="id7" draw:id="id7" draw:layer="layout" svg:width="3cm" svg:height="1.2cm" svg:x="20.5cm" svg:y="2.1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2cm" svg:y1="3.3cm" svg:x2="22cm" svg:y2="19cm" draw:start-shape="id7" draw:start-glue-point="2" draw:end-shape="id8" draw:end-glue-point="0" svg:d="M22000 3300v15700" svg:viewBox="0 0 1 15701">
          <text:p/>
        </draw:connector>
        <draw:custom-shape draw:style-name="gr3" draw:text-style-name="P4" xml:id="id8" draw:id="id8" draw:layer="layout" svg:width="3cm" svg:height="1.2cm" svg:x="20.5cm" svg:y="19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9cm" svg:height="1.4cm" svg:x="21.6cm" svg:y="9.2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1cm" svg:y1="9.5cm" svg:x2="21.6cm" svg:y2="9.5cm">
          <text:p/>
        </draw:line>
        <draw:frame draw:style-name="gr13" draw:text-style-name="P6" draw:layer="layout" svg:width="4.566cm" svg:height="0.729cm" svg:x="6.3cm" svg:y="8.84cm">
          <draw:text-box>
            <text:p text:style-name="P1"><text:span text:style-name="T5">Publish(message)</text:span></text:p>
          </draw:text-box>
        </draw:frame>
        <draw:frame draw:style-name="gr14" draw:text-style-name="P6" draw:layer="layout" svg:width="2.534cm" svg:height="0.729cm" svg:x="7.966cm" svg:y="6.04cm">
          <draw:text-box>
            <text:p text:style-name="P1"><text:span text:style-name="T5">messages</text:span></text:p>
          </draw:text-box>
        </draw:frame>
        <draw:custom-shape draw:style-name="gr9" draw:text-style-name="P5" draw:layer="layout" svg:width="0.8cm" svg:height="0.9cm" svg:x="12cm" svg:y="3.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1cm" svg:y1="4.4cm" svg:x2="12cm" svg:y2="4.4cm">
          <text:p/>
        </draw:line>
        <draw:frame draw:style-name="gr15" draw:text-style-name="P6" draw:layer="layout" svg:width="4.82cm" svg:height="0.729cm" svg:x="6.3cm" svg:y="3.739cm">
          <draw:text-box>
            <text:p text:style-name="P1"><text:span text:style-name="T5">BEGIN</text:span><text:span text:style-name="T4"> </text:span><text:span text:style-name="T5">TRANSACTION</text:span></text:p>
          </draw:text-box>
        </draw:frame>
        <draw:line draw:style-name="gr12" draw:text-style-name="P3" draw:layer="layout" svg:x1="21.6cm" svg:y1="10.4cm" svg:x2="6.1cm" svg:y2="10.4cm">
          <text:p/>
        </draw:line>
        <draw:frame draw:style-name="gr16" draw:text-style-name="P6" draw:layer="layout" svg:width="4.312cm" svg:height="0.729cm" svg:x="17.166cm" svg:y="9.74cm">
          <draw:text-box>
            <text:p text:style-name="P1"><text:span text:style-name="T5">ACK,NACK,RETURN</text:span></text:p>
          </draw:text-box>
        </draw:frame>
        <draw:custom-shape draw:style-name="gr9" draw:text-style-name="P5" draw:layer="layout" svg:width="0.8cm" svg:height="0.9cm" svg:x="16.7cm" svg:y="11.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1cm" svg:y1="12cm" svg:x2="16.7cm" svg:y2="12cm">
          <text:p/>
        </draw:line>
        <draw:frame draw:style-name="gr6" draw:text-style-name="P6" draw:layer="layout" svg:width="5.074cm" svg:height="0.729cm" svg:x="6.3cm" svg:y="11.24cm">
          <draw:text-box>
            <text:p text:style-name="P1"><text:span text:style-name="T5">SetStatus(message)</text:span></text:p>
          </draw:text-box>
        </draw:frame>
        <draw:custom-shape draw:style-name="gr11" draw:text-style-name="P5" draw:layer="layout" svg:width="0.79cm" svg:height="1.4cm" svg:x="2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1cm" svg:y1="13.4cm" svg:x2="21.6cm" svg:y2="13.4cm">
          <text:p/>
        </draw:line>
        <draw:frame draw:style-name="gr16" draw:text-style-name="P6" draw:layer="layout" svg:width="4.312cm" svg:height="0.729cm" svg:x="6.3cm" svg:y="12.741cm">
          <draw:text-box>
            <text:p text:style-name="P1"><text:span text:style-name="T5">WaitForConfirms</text:span></text:p>
          </draw:text-box>
        </draw:frame>
        <draw:line draw:style-name="gr8" draw:text-style-name="P3" draw:layer="layout" svg:x1="21.6cm" svg:y1="14.3cm" svg:x2="6.1cm" svg:y2="14.3cm">
          <text:p/>
        </draw:line>
        <draw:frame draw:style-name="gr17" draw:text-style-name="P6" draw:layer="layout" svg:width="3.042cm" svg:height="0.729cm" svg:x="17.866cm" svg:y="13.641cm">
          <draw:text-box>
            <text:p text:style-name="P1"><text:span text:style-name="T5">true/false</text:span></text:p>
          </draw:text-box>
        </draw:frame>
        <draw:line draw:style-name="gr7" draw:text-style-name="P3" draw:layer="layout" svg:x1="6.1cm" svg:y1="15.9cm" svg:x2="16.7cm" svg:y2="15.9cm">
          <text:p/>
        </draw:line>
        <draw:frame draw:style-name="gr18" draw:text-style-name="P6" draw:layer="layout" svg:width="2.788cm" svg:height="0.729cm" svg:x="6.3cm" svg:y="15.24cm">
          <draw:text-box>
            <text:p text:style-name="P1"><text:span text:style-name="T5">HasErrors</text:span></text:p>
          </draw:text-box>
        </draw:frame>
        <draw:custom-shape draw:style-name="gr5" draw:text-style-name="P5" draw:layer="layout" svg:width="0.8cm" svg:height="1.4cm" svg:x="16.7cm" svg:y="15.6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6.7cm" svg:y1="16.8cm" svg:x2="6.1cm" svg:y2="16.8cm">
          <text:p/>
        </draw:line>
        <draw:frame draw:style-name="gr17" draw:text-style-name="P6" draw:layer="layout" svg:width="3.042cm" svg:height="0.729cm" svg:x="13.066cm" svg:y="16.142cm">
          <draw:text-box>
            <text:p text:style-name="P1"><text:span text:style-name="T5">true/false</text:span></text:p>
          </draw:text-box>
        </draw:frame>
        <draw:custom-shape draw:style-name="gr9" draw:text-style-name="P5" draw:layer="layout" svg:width="0.8cm" svg:height="0.9cm" svg:x="12cm" svg:y="17.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074cm" svg:height="0.729cm" svg:x="6.3cm" svg:y="17.44cm">
          <draw:text-box>
            <text:p text:style-name="P1"><text:span text:style-name="T5">COMMIT</text:span><text:span text:style-name="T4"> </text:span><text:span text:style-name="T5">TRANSACTION</text:span></text:p>
          </draw:text-box>
        </draw:frame>
        <draw:line draw:style-name="gr7" draw:text-style-name="P3" draw:layer="layout" svg:x1="6.1cm" svg:y1="18.1cm" svg:x2="12cm" svg:y2="18.1cm">
          <text:p/>
        </draw:lin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20" draw:text-style-name="P2" draw:layer="layout" svg:width="19.975cm" svg:height="1.051cm" svg:x="3.865cm" svg:y="0.538cm">
          <draw:text-box>
            <text:p text:style-name="P1"><text:span text:style-name="T1">Диаграмма получения сообщений из RabbitMQ в 1С</text:span></text:p>
          </draw:text-box>
        </draw:frame>
        <draw:connector draw:style-name="gr2" draw:text-style-name="P3" draw:layer="layout" draw:type="line" svg:x1="5.7cm" svg:y1="3.3cm" svg:x2="5.7cm" svg:y2="18.9cm" draw:start-shape="id9" draw:start-glue-point="2" draw:end-shape="id10" draw:end-glue-point="0" svg:d="M5700 3300v15600" svg:viewBox="0 0 1 15601">
          <text:p/>
        </draw:connector>
        <draw:custom-shape draw:style-name="gr3" draw:text-style-name="P4" xml:id="id9" draw:id="id9" draw:layer="layout" svg:width="3cm" svg:height="1.2cm" svg:x="4.2cm" svg:y="2.1cm">
          <text:p text:style-name="P1"><text:span text:style-name="T2">DaJ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3cm" svg:height="1.2cm" svg:x="10.9cm" svg:y="2.1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cm" svg:height="1.2cm" svg:x="15.6cm" svg:y="2.1cm">
          <text:p text:style-name="P1"><text:span text:style-name="T3">Track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4cm" svg:y1="3.3cm" svg:x2="12.4cm" svg:y2="19cm" draw:start-shape="id11" draw:start-glue-point="2" draw:end-shape="id12" draw:end-glue-point="0" svg:d="M12400 3300v15700" svg:viewBox="0 0 1 15701">
          <text:p/>
        </draw:connector>
        <draw:connector draw:style-name="gr2" draw:text-style-name="P3" draw:layer="layout" draw:type="line" svg:x1="17.1cm" svg:y1="3.3cm" svg:x2="17.1cm" svg:y2="19cm" draw:start-shape="id13" draw:start-glue-point="2" draw:end-shape="id14" draw:end-glue-point="0" svg:d="M17100 3300v15700" svg:viewBox="0 0 1 15701">
          <text:p/>
        </draw:connector>
        <draw:custom-shape draw:style-name="gr3" draw:text-style-name="P4" xml:id="id10" draw:id="id10" draw:layer="layout" svg:width="3cm" svg:height="1.2cm" svg:x="4.2cm" svg:y="18.9cm">
          <text:p text:style-name="P1"><text:span text:style-name="T2">DaJ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cm" svg:height="1.2cm" svg:x="10.9cm" svg:y="19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cm" svg:height="1.2cm" svg:x="15.6cm" svg:y="19cm">
          <text:p text:style-name="P1"><text:span text:style-name="T3">Tracker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8cm" svg:height="3.6cm" svg:x="5.3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0.8cm" svg:height="1.6cm" svg:x="12cm" svg:y="5.7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4.1cm" svg:height="0.729cm" svg:x="6.3cm" svg:y="5.338cm">
          <draw:text-box>
            <text:p text:style-name="P1"><text:span text:style-name="T4">BasicConsume</text:span></text:p>
          </draw:text-box>
        </draw:frame>
        <draw:line draw:style-name="gr7" draw:text-style-name="P3" draw:layer="layout" svg:x1="6.1cm" svg:y1="6cm" svg:x2="12cm" svg:y2="6cm">
          <text:p/>
        </draw:line>
        <draw:line draw:style-name="gr8" draw:text-style-name="P3" draw:layer="layout" svg:x1="12cm" svg:y1="7cm" svg:x2="6.1cm" svg:y2="7cm">
          <text:p/>
        </draw:line>
        <draw:custom-shape draw:style-name="gr9" draw:text-style-name="P5" draw:layer="layout" svg:width="0.8cm" svg:height="0.9cm" svg:x="12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1cm" svg:y1="4.5cm" svg:x2="12cm" svg:y2="4.5cm">
          <text:p/>
        </draw:line>
        <draw:frame draw:style-name="gr10" draw:text-style-name="P6" draw:layer="layout" svg:width="4.058cm" svg:height="0.729cm" svg:x="6.3cm" svg:y="3.839cm">
          <draw:text-box>
            <text:p text:style-name="P1"><text:span text:style-name="T5">BasicQos</text:span></text:p>
          </draw:text-box>
        </draw:frame>
        <draw:custom-shape draw:style-name="gr3" draw:text-style-name="P4" xml:id="id15" draw:id="id15" draw:layer="layout" svg:width="3cm" svg:height="1.2cm" svg:x="20.5cm" svg:y="2.1cm">
          <text:p text:style-name="P1"><text:span text:style-name="T2">1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2cm" svg:y1="3.3cm" svg:x2="22cm" svg:y2="19cm" draw:start-shape="id15" draw:start-glue-point="2" draw:end-shape="id16" draw:end-glue-point="0" svg:d="M22000 3300v15700" svg:viewBox="0 0 1 15701">
          <text:p/>
        </draw:connector>
        <draw:custom-shape draw:style-name="gr3" draw:text-style-name="P4" xml:id="id16" draw:id="id16" draw:layer="layout" svg:width="3cm" svg:height="1.2cm" svg:x="20.5cm" svg:y="19cm">
          <text:p text:style-name="P1"><text:span text:style-name="T2">1C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6cm" svg:height="0.729cm" svg:x="7.4cm" svg:y="6.34cm">
          <draw:text-box>
            <text:p text:style-name="P1"><text:span text:style-name="T5">consumer tag</text:span></text:p>
          </draw:text-box>
        </draw:frame>
        <draw:custom-shape draw:style-name="gr9" draw:text-style-name="P5" draw:layer="layout" svg:width="0.8cm" svg:height="0.9cm" svg:x="16.7cm" svg:y="9.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1cm" svg:y1="10.3cm" svg:x2="16.7cm" svg:y2="10.3cm">
          <text:p/>
        </draw:line>
        <draw:frame draw:style-name="gr24" draw:text-style-name="P6" draw:layer="layout" svg:width="6.09cm" svg:height="0.729cm" svg:x="6.3cm" svg:y="9.54cm">
          <draw:text-box>
            <text:p text:style-name="P1"><text:span text:style-name="T5">Track(message)</text:span></text:p>
          </draw:text-box>
        </draw:frame>
        <draw:custom-shape draw:style-name="gr25" draw:text-style-name="P5" draw:layer="layout" svg:width="0.79cm" svg:height="0.9cm" svg:x="21.6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1cm" svg:y1="11.7cm" svg:x2="21.6cm" svg:y2="11.7cm">
          <text:p/>
        </draw:line>
        <draw:frame draw:style-name="gr16" draw:text-style-name="P6" draw:layer="layout" svg:width="4.312cm" svg:height="0.729cm" svg:x="6.3cm" svg:y="11.041cm">
          <draw:text-box>
            <text:p text:style-name="P1"><text:span text:style-name="T5">INSERT</text:span></text:p>
          </draw:text-box>
        </draw:frame>
        <draw:custom-shape draw:style-name="gr9" draw:text-style-name="P5" draw:layer="layout" svg:width="0.8cm" svg:height="0.9cm" svg:x="12cm" svg:y="1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8cm" svg:height="0.9cm" svg:x="12cm" svg:y="8.3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2cm" svg:y1="8.8cm" svg:x2="6.1cm" svg:y2="8.8cm">
          <text:p/>
        </draw:line>
        <draw:frame draw:style-name="gr6" draw:text-style-name="P6" draw:layer="layout" svg:width="5.074cm" svg:height="0.729cm" svg:x="6.6cm" svg:y="8.139cm">
          <draw:text-box>
            <text:p text:style-name="P1"><text:span text:style-name="T4">BasicDeliveryEvent</text:span></text:p>
          </draw:text-box>
        </draw:frame>
        <draw:custom-shape draw:style-name="gr26" draw:text-style-name="P5" draw:layer="layout" svg:width="0.8cm" svg:height="8.3cm" svg:x="5.3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4.1cm" svg:height="0.729cm" svg:x="6.3cm" svg:y="14.08cm">
          <draw:text-box>
            <text:p text:style-name="P1"><text:span text:style-name="T4">BasicAck</text:span></text:p>
          </draw:text-box>
        </draw:frame>
        <draw:line draw:style-name="gr7" draw:text-style-name="P3" draw:layer="layout" svg:x1="6.1cm" svg:y1="14.742cm" svg:x2="12cm" svg:y2="14.742cm">
          <text:p/>
        </draw:line>
        <draw:custom-shape draw:style-name="gr9" draw:text-style-name="P5" draw:layer="layout" svg:width="0.8cm" svg:height="0.9cm" svg:x="16.7cm" svg:y="15.70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1cm" svg:y1="16.201cm" svg:x2="16.7cm" svg:y2="16.201cm">
          <text:p/>
        </draw:line>
        <draw:frame draw:style-name="gr24" draw:text-style-name="P6" draw:layer="layout" svg:width="6.09cm" svg:height="0.729cm" svg:x="6.3cm" svg:y="15.441cm">
          <draw:text-box>
            <text:p text:style-name="P1"><text:span text:style-name="T5">SetStatus(message)</text:span></text:p>
          </draw:text-box>
        </draw:frame>
        <draw:custom-shape draw:style-name="gr9" draw:text-style-name="P5" draw:layer="layout" svg:width="0.8cm" svg:height="0.9cm" svg:x="5.3cm" svg:y="1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8cm" svg:height="0.9cm" svg:x="12cm" svg:y="17.501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4.566cm" svg:height="0.729cm" svg:x="6.3cm" svg:y="17.281cm">
          <draw:text-box>
            <text:p text:style-name="P1"><text:span text:style-name="T4">BasicCancel(</text:span><text:span text:style-name="T5">t</text:span><text:span text:style-name="T4">ag)</text:span></text:p>
          </draw:text-box>
        </draw:frame>
        <draw:line draw:style-name="gr7" draw:text-style-name="P3" draw:layer="layout" svg:x1="6.1cm" svg:y1="17.943cm" svg:x2="12cm" svg:y2="17.943cm">
          <text:p/>
        </draw:line>
        <draw:custom-shape draw:style-name="gr9" draw:text-style-name="P5" draw:layer="layout" svg:width="0.8cm" svg:height="0.9cm" svg:x="16.7cm" svg:y="12.80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1cm" svg:y1="13.302cm" svg:x2="16.7cm" svg:y2="13.302cm">
          <text:p/>
        </draw:line>
        <draw:frame draw:style-name="gr24" draw:text-style-name="P6" draw:layer="layout" svg:width="6.09cm" svg:height="0.729cm" svg:x="6.3cm" svg:y="12.542cm">
          <draw:text-box>
            <text:p text:style-name="P1"><text:span text:style-name="T5">SetStatus(message)</text:span></text:p>
          </draw:text-box>
        </draw:frame>
        <presentation:notes draw:style-name="dp2">
          <draw:page-thumbnail draw:style-name="gr1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5T00:24:28.635000000</meta:creation-date>
    <dc:date>2022-10-15T03:07:07.909000000</dc:date>
    <meta:editing-duration>PT1H5M29S</meta:editing-duration>
    <meta:editing-cycles>19</meta:editing-cycles>
    <meta:generator>LibreOffice/5.4.7.2$Windows_X86_64 LibreOffice_project/c838ef25c16710f8838b1faec480ebba495259d0</meta:generator>
    <meta:document-statistic meta:object-count="116"/>
  </office:meta>
</office:document-meta>
</file>